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1385000011ACE03F8909.png"/>
  <manifest:file-entry manifest:media-type="image/png" manifest:full-path="Pictures/1000000000000110000000BA1E83DF53.png"/>
  <manifest:file-entry manifest:media-type="image/png" manifest:full-path="Pictures/100000000000017600000087DEE053E0.png"/>
  <manifest:file-entry manifest:media-type="image/png" manifest:full-path="Pictures/10000000000000E1000000E1A50D1EED.png"/>
  <manifest:file-entry manifest:media-type="image/png" manifest:full-path="Pictures/10000000000000E1000000E1FA975057.png"/>
  <manifest:file-entry manifest:media-type="image/png" manifest:full-path="Pictures/100000000000012400000059C26D0D52.png"/>
  <manifest:file-entry manifest:media-type="image/png" manifest:full-path="Pictures/100000000000016A0000008B4CA2D690.png"/>
  <manifest:file-entry manifest:media-type="image/png" manifest:full-path="Pictures/10000000000001880000006693B4EA46.png"/>
  <manifest:file-entry manifest:media-type="image/png" manifest:full-path="Pictures/10000000000000A000000078910D1149.png"/>
  <manifest:file-entry manifest:media-type="image/png" manifest:full-path="Pictures/10000000000000B00000003AAD585D41.png"/>
  <manifest:file-entry manifest:media-type="image/png" manifest:full-path="Pictures/100000000000007300000073931DCBD7.png"/>
  <manifest:file-entry manifest:media-type="image/png" manifest:full-path="Pictures/10000000000000A0000000A08213CAC6.png"/>
  <manifest:file-entry manifest:media-type="image/png" manifest:full-path="Pictures/10000000000000C8000000BCB9D81F0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174cm" svg:height="2.38cm" svg:x="20.6cm" svg:y="3.22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968cm" svg:height="3.73cm" svg:x="22.432cm" svg:y="5.8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7.2cm" svg:height="6.2cm" svg:x="10.6cm" svg:y="8cm">
          <draw:image xlink:href="Pictures/1000020100001385000011ACE03F8909.png" xlink:type="simple" xlink:show="embed" xlink:actuate="onLoad">
            <text:p/>
          </draw:image>
        </draw:frame>
        <draw:frame draw:style-name="gr1" draw:text-style-name="P1" draw:layer="layout" svg:width="4.464cm" svg:height="4.464cm" svg:x="21.936cm" svg:y="13.9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3.174cm" svg:height="3.174cm" svg:x="2.4cm" svg:y="5.626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cm" svg:height="4cm" svg:x="6cm" svg:y="3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7.421cm" svg:height="2.678cm" svg:x="3.8cm" svg:y="16.122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8cm" svg:y="1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3.258cm" svg:height="3.234cm" svg:x="15.942cm" svg:y="2.366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7.182cm" svg:height="2.757cm" svg:x="12.418cm" svg:y="17.2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.915cm" svg:height="1.538cm" svg:x="21.285cm" svg:y="10.862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.207cm" svg:y="9.4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11.2cm" svg:y="3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9.444cm" svg:height="0.986cm" svg:x="1cm" svg:y="1.2cm">
          <draw:text-box>
            <text:p>OSI Affiliates, February 4<text:span text:style-name="T1">th</text:span> 201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2</meta:editing-cycles>
    <dc:date>2012-02-05T23:11:22</dc:date>
    <dc:creator>Simon Phipps</dc:creator>
    <meta:document-statistic meta:object-count="37"/>
    <meta:generator>LibreOffice/3.4$Unix LibreOffice_project/340m1$Build-203</meta:generator>
  </office:meta>
</office:document-meta>
</file>